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353cm" draw:marker-end="Arrow" draw:marker-end-width="0.453cm" draw:textarea-horizontal-align="center" draw:textarea-vertical-align="middle" fo:padding-top="0.126cm" fo:padding-bottom="0.126cm" fo:padding-left="0.251cm" fo:padding-right="0.251cm"/>
    </style:style>
    <style:style style:name="gr4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800000" draw:textarea-horizontal-align="center" draw:textarea-vertical-align="middle"/>
    </style:style>
    <style:style style:name="gr6" style:family="graphic" style:parent-style-name="standard">
      <style:graphic-properties svg:stroke-color="#ff0000" draw:textarea-horizontal-align="center" draw:textarea-vertical-align="middle"/>
    </style:style>
    <style:style style:name="gr7" style:family="graphic" style:parent-style-name="standard">
      <style:graphic-properties draw:stroke="none" svg:stroke-width="0.203cm" svg:stroke-color="#ff0000" draw:marker-start-width="0.503cm" draw:marker-end-width="0.503cm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ff0000"/>
    </style:style>
    <style:style style:name="P2" style:family="paragraph">
      <style:paragraph-properties fo:text-align="center"/>
      <style:text-properties fo:color="#ff0000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Helvetica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family="Helvetica" style:font-family-generic="swiss" style:font-pitch="variable" fo:font-size="14pt" style:font-size-asian="14pt" style:font-size-complex="14pt"/>
    </style:style>
    <style:style style:name="P6" style:family="paragraph">
      <style:paragraph-properties fo:text-align="center"/>
      <style:text-properties fo:color="#800000"/>
    </style:style>
    <style:style style:name="P7" style:family="paragraph">
      <style:paragraph-properties fo:margin-left="0cm" fo:margin-right="0cm" fo:text-indent="0cm"/>
      <style:text-properties fo:font-size="14pt"/>
    </style:style>
    <style:style style:name="P8" style:family="paragraph">
      <style:paragraph-properties fo:margin-left="0cm" fo:margin-right="0cm" fo:text-indent="0cm"/>
      <style:text-properties fo:color="#ff0000" fo:font-family="Helvetica" style:font-family-generic="swiss" style:font-pitch="variable" fo:font-size="14pt" style:font-size-asian="18pt" style:font-size-complex="18pt"/>
    </style:style>
    <style:style style:name="P9" style:family="paragraph">
      <style:paragraph-properties fo:text-align="center"/>
      <style:text-properties fo:color="#ff0000" fo:font-size="20pt" style:font-size-asian="18pt" style:font-size-complex="18pt"/>
    </style:style>
    <style:style style:name="P10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1" style:family="paragraph">
      <style:paragraph-properties fo:text-align="center"/>
      <style:text-properties fo:color="#ff0000" fo:font-size="32pt" style:font-size-asian="18pt" style:font-size-complex="18pt"/>
    </style:style>
    <style:style style:name="P12" style:family="paragraph">
      <style:paragraph-properties fo:margin-left="0cm" fo:margin-right="0cm" fo:text-indent="0cm"/>
      <style:text-properties fo:font-family="Helvetica" style:font-family-generic="swiss" style:font-pitch="variable" fo:font-size="14pt"/>
    </style:style>
    <style:style style:name="P13" style:family="paragraph">
      <style:paragraph-properties fo:margin-left="0cm" fo:margin-right="0cm" fo:text-indent="0cm"/>
      <style:text-properties fo:color="#ff0000" fo:font-family="Helvetica" style:font-family-generic="swiss" style:font-pitch="variable" fo:font-size="14pt" style:font-size-asian="18pt" style:font-size-complex="18pt"/>
    </style:style>
    <style:style style:name="T1" style:family="text">
      <style:text-properties fo:font-family="Helvetica" style:font-family-generic="swiss" style:font-pitch="variable" fo:font-size="14pt" style:font-size-asian="14pt" style:font-size-complex="14pt"/>
    </style:style>
    <style:style style:name="T2" style:family="text">
      <style:text-properties fo:color="#ff0000" fo:font-family="Helvetica" style:font-family-generic="swiss" style:font-pitch="variable" fo:font-size="14pt" style:font-size-asian="18pt" style:font-size-complex="18pt"/>
    </style:style>
    <style:style style:name="T3" style:family="text">
      <style:text-properties fo:color="#ff0000" fo:font-family="Helvetica" style:font-family-generic="swiss" style:font-pitch="variable" fo:font-size="14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Random_20_box" draw:layer="RBoxes" svg:width="3.81cm" svg:height="3.81cm" svg:x="9.255cm" svg:y="1.635cm">
          <text:p text:style-name="P3"/>
          <draw:enhanced-geometry svg:viewBox="0 0 21600 21600" draw:type="rectangle" draw:enhanced-path="M 0 0 L 21600 0 21600 21600 0 21600 0 0 Z N"/>
        </draw:custom-shape>
        <draw:custom-shape draw:style-name="Random_20_box" draw:text-style-name="P1" draw:layer="RBoxes" svg:width="3.81cm" svg:height="3.81cm" svg:x="5.445cm" svg:y="5.445cm">
          <text:p text:style-name="P3"/>
          <draw:enhanced-geometry svg:viewBox="0 0 21600 21600" draw:type="rectangle" draw:enhanced-path="M 0 0 L 21600 0 21600 21600 0 21600 0 0 Z N"/>
        </draw:custom-shape>
        <draw:custom-shape draw:style-name="Random_20_box" draw:layer="RBoxes" svg:width="3.81cm" svg:height="3.81cm" svg:x="1.635cm" svg:y="9.255cm">
          <text:p text:style-name="P3"/>
          <draw:enhanced-geometry svg:viewBox="0 0 21600 21600" draw:type="rectangle" draw:enhanced-path="M 0 0 L 21600 0 21600 21600 0 21600 0 0 Z N"/>
        </draw:custom-shape>
        <draw:custom-shape draw:style-name="Random_20_box" draw:layer="RBoxes" svg:width="3.81cm" svg:height="3.81cm" svg:x="1.635cm" svg:y="1.635cm">
          <text:p text:style-name="P3"/>
          <draw:enhanced-geometry svg:viewBox="0 0 21600 21600" draw:type="rectangle" draw:enhanced-path="M 0 0 L 21600 0 21600 21600 0 21600 0 0 Z N"/>
        </draw:custom-shape>
        <draw:custom-shape draw:style-name="Random_20_box" draw:layer="RBoxes" svg:width="3.81cm" svg:height="3.81cm" svg:x="9.255cm" svg:y="9.255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2" draw:layer="Nodes" svg:width="1.27cm" svg:height="1.27cm" svg:x="2.905cm" svg:y="2.90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Nodes" svg:width="1.27cm" svg:height="1.27cm" svg:x="2.905cm" svg:y="10.52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Nodes" svg:width="1.27cm" svg:height="1.27cm" svg:x="10.525cm" svg:y="10.52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Nodes" svg:width="1.27cm" svg:height="1.27cm" svg:x="6.715cm" svg:y="6.71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Nodes" svg:width="1.27cm" svg:height="1.27cm" svg:x="10.525cm" svg:y="2.90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2" draw:text-style-name="P3" draw:layer="NNames" svg:width="1.349cm" svg:height="0.984cm" svg:x="6.664cm" svg:y="6.868cm">
          <draw:text-box>
            <text:p text:style-name="P3">Ctr</text:p>
          </draw:text-box>
        </draw:frame>
        <draw:frame draw:style-name="gr2" draw:text-style-name="P3" draw:layer="NNames" svg:width="1.311cm" svg:height="0.984cm" svg:x="2.94cm" svg:y="3.057cm">
          <draw:text-box>
            <text:p text:style-name="P3">UL</text:p>
          </draw:text-box>
        </draw:frame>
        <draw:frame draw:style-name="gr2" draw:text-style-name="P3" draw:layer="NNames" svg:width="1.416cm" svg:height="0.984cm" svg:x="10.438cm" svg:y="3.083cm">
          <draw:text-box>
            <text:p text:style-name="P3">UR</text:p>
          </draw:text-box>
        </draw:frame>
        <draw:frame draw:style-name="gr2" draw:text-style-name="P3" draw:layer="NNames" svg:width="1.205cm" svg:height="0.984cm" svg:x="2.966cm" svg:y="10.677cm">
          <draw:text-box>
            <text:p text:style-name="P3">LL</text:p>
          </draw:text-box>
        </draw:frame>
        <draw:frame draw:style-name="gr2" draw:text-style-name="P3" draw:layer="NNames" svg:width="1.311cm" svg:height="0.984cm" svg:x="10.5cm" svg:y="10.677cm">
          <draw:text-box>
            <text:p text:style-name="P3">LR</text:p>
          </draw:text-box>
        </draw:frame>
        <draw:line draw:style-name="Random_20_size" draw:layer="RBoxes" svg:x1="4.81cm" svg:y1="1.305cm" svg:x2="5.445cm" svg:y2="1.305cm">
          <text:p text:style-name="P3"/>
        </draw:line>
        <draw:line draw:style-name="Random_20_size" draw:layer="RBoxes" svg:x1="2.27cm" svg:y1="1.305cm" svg:x2="1.635cm" svg:y2="1.305cm">
          <text:p text:style-name="P3"/>
        </draw:line>
        <draw:frame draw:style-name="gr2" draw:text-style-name="P5" draw:layer="RBoxes" svg:width="2.657cm" svg:height="0.746cm" svg:x="2.212cm" svg:y="0.902cm">
          <draw:text-box>
            <text:p text:style-name="P4"><text:span text:style-name="T1">10 arcsec</text:span></text:p>
          </draw:text-box>
        </draw:frame>
        <draw:line draw:style-name="gr3" draw:text-style-name="P2" draw:layer="layout" svg:x1="6.715cm" svg:y1="6.715cm" svg:x2="4.175cm" svg:y2="4.175cm">
          <text:p text:style-name="P3"/>
        </draw:line>
        <draw:line draw:style-name="gr4" draw:text-style-name="P2" draw:layer="layout" svg:x1="4.81cm" svg:y1="3.54cm" svg:x2="9.89cm" svg:y2="3.54cm">
          <text:p text:style-name="P3"/>
        </draw:line>
        <draw:line draw:style-name="gr4" draw:text-style-name="P2" draw:layer="layout" svg:x1="11.16cm" svg:y1="4.81cm" svg:x2="11.16cm" svg:y2="9.89cm">
          <text:p text:style-name="P3"/>
        </draw:line>
        <draw:line draw:style-name="gr4" draw:text-style-name="P2" draw:layer="layout" svg:x1="9.89cm" svg:y1="11.16cm" svg:x2="4.81cm" svg:y2="11.16cm">
          <text:p text:style-name="P3"/>
        </draw:line>
        <draw:line draw:style-name="Box_20_size" draw:layer="BSize" svg:x1="5.826cm" svg:y1="13.376cm" svg:x2="3.54cm" svg:y2="13.376cm">
          <text:p text:style-name="P3"/>
        </draw:line>
        <draw:frame draw:style-name="gr2" draw:text-style-name="P3" draw:layer="BSize" svg:width="3.004cm" svg:height="0.984cm" svg:x="5.85cm" svg:y="12.895cm">
          <draw:text-box>
            <text:p text:style-name="P3">Box Size</text:p>
          </draw:text-box>
        </draw:frame>
        <draw:line draw:style-name="Box_20_size" draw:layer="BSize" svg:x1="8.874cm" svg:y1="13.376cm" svg:x2="11.16cm" svg:y2="13.376cm">
          <text:p text:style-name="P3"/>
        </draw:line>
        <draw:line draw:style-name="gr5" draw:text-style-name="P6" draw:layer="RPoints" svg:x1="15.501cm" svg:y1="5.88cm" svg:x2="15.501cm" svg:y2="5.88cm">
          <text:p text:style-name="P3"/>
        </draw:line>
        <draw:g>
          <draw:circle draw:style-name="gr6" draw:text-style-name="P2" draw:layer="RPoints" svg:width="0.001cm" svg:height="0.001cm" svg:x="7.381cm" svg:y="7.352cm">
            <text:p text:style-name="P3"/>
          </draw:circle>
          <draw:frame draw:style-name="gr7" draw:text-style-name="P8" draw:layer="RPoints" svg:width="0.777cm" svg:height="0.746cm" svg:x="7.246cm" svg:y="6.953cm">
            <draw:text-box>
              <text:p text:style-name="P7"><text:span text:style-name="T2">1</text:span></text:p>
            </draw:text-box>
          </draw:frame>
        </draw:g>
        <draw:line draw:style-name="gr5" draw:text-style-name="P6" draw:layer="RPoints" svg:x1="15.501cm" svg:y1="4.175cm" svg:x2="15.501cm" svg:y2="4.175cm">
          <text:p text:style-name="P3"/>
        </draw:line>
        <draw:g>
          <draw:circle draw:style-name="gr6" draw:text-style-name="P2" draw:layer="RPoints" svg:width="0.001cm" svg:height="0.001cm" svg:x="6.215cm" svg:y="8.384cm">
            <text:p text:style-name="P3"/>
          </draw:circle>
          <draw:frame draw:style-name="gr7" draw:text-style-name="P8" draw:layer="RPoints" svg:width="0.777cm" svg:height="0.746cm" svg:x="6.08cm" svg:y="7.985cm">
            <draw:text-box>
              <text:p text:style-name="P7"><text:span text:style-name="T2">2</text:span></text:p>
            </draw:text-box>
          </draw:frame>
        </draw:g>
        <draw:line draw:style-name="gr5" draw:text-style-name="P6" draw:layer="RPoints" svg:x1="15.502cm" svg:y1="2.475cm" svg:x2="15.502cm" svg:y2="2.475cm">
          <text:p text:style-name="P3"/>
        </draw:line>
        <draw:g>
          <draw:circle draw:style-name="gr6" draw:text-style-name="P2" draw:layer="RPoints" svg:width="0.001cm" svg:height="0.001cm" svg:x="6.85cm" svg:y="6.44cm">
            <text:p text:style-name="P3"/>
          </draw:circle>
          <draw:frame draw:style-name="gr7" draw:text-style-name="P8" draw:layer="RPoints" svg:width="0.777cm" svg:height="0.746cm" svg:x="6.715cm" svg:y="6.041cm">
            <draw:text-box>
              <text:p text:style-name="P7"><text:span text:style-name="T2">3</text:span></text:p>
            </draw:text-box>
          </draw:frame>
        </draw:g>
        <draw:g>
          <draw:circle draw:style-name="gr6" draw:text-style-name="P9" draw:layer="RPoints" svg:width="0.001cm" svg:height="0.001cm" svg:x="3.675cm" svg:y="5.17cm">
            <text:p text:style-name="P3"/>
          </draw:circle>
          <draw:frame draw:style-name="gr7" draw:text-style-name="P8" draw:layer="RPoints" svg:width="0.777cm" svg:height="0.746cm" svg:x="3.54cm" svg:y="4.771cm">
            <draw:text-box>
              <text:p text:style-name="P10"><text:span text:style-name="T2">4</text:span></text:p>
            </draw:text-box>
          </draw:frame>
        </draw:g>
        <draw:g>
          <draw:circle draw:style-name="gr6" draw:text-style-name="P9" draw:layer="RPoints" svg:width="0.001cm" svg:height="0.001cm" svg:x="3.136cm" svg:y="3.8cm">
            <text:p text:style-name="P3"/>
          </draw:circle>
          <draw:frame draw:style-name="gr7" draw:text-style-name="P8" draw:layer="RPoints" svg:width="0.777cm" svg:height="0.746cm" svg:x="3.001cm" svg:y="3.401cm">
            <draw:text-box>
              <text:p text:style-name="P10"><text:span text:style-name="T2">5</text:span></text:p>
            </draw:text-box>
          </draw:frame>
        </draw:g>
        <draw:g>
          <draw:circle draw:style-name="gr6" draw:text-style-name="P11" draw:layer="RPoints" svg:width="0.001cm" svg:height="0.001cm" svg:x="1.77cm" svg:y="3.265cm">
            <text:p text:style-name="P3"/>
          </draw:circle>
          <draw:frame draw:style-name="gr7" draw:text-style-name="P8" draw:layer="RPoints" svg:width="0.777cm" svg:height="0.746cm" svg:x="1.635cm" svg:y="2.866cm">
            <draw:text-box>
              <text:p text:style-name="P10"><text:span text:style-name="T2">6</text:span></text:p>
            </draw:text-box>
          </draw:frame>
        </draw:g>
        <draw:g>
          <draw:circle draw:style-name="gr6" draw:text-style-name="P2" draw:layer="RPoints" svg:width="0.001cm" svg:height="0.001cm" svg:x="10.025cm" svg:y="2.669cm">
            <text:p text:style-name="P3"/>
          </draw:circle>
          <draw:frame draw:style-name="gr7" draw:text-style-name="P8" draw:layer="RPoints" svg:width="0.777cm" svg:height="0.746cm" svg:x="9.49cm" svg:y="2.07cm">
            <draw:text-box>
              <text:p text:style-name="P7"><text:span text:style-name="T2">7</text:span></text:p>
            </draw:text-box>
          </draw:frame>
        </draw:g>
        <draw:g>
          <draw:circle draw:style-name="gr6" draw:text-style-name="P2" draw:layer="RPoints" svg:width="0.001cm" svg:height="0.001cm" svg:x="10.167cm" svg:y="2.758cm">
            <text:p text:style-name="P3"/>
          </draw:circle>
          <draw:frame draw:style-name="gr7" draw:text-style-name="P8" draw:layer="RPoints" svg:width="0.777cm" svg:height="0.746cm" svg:x="10.032cm" svg:y="2.459cm">
            <draw:text-box>
              <text:p text:style-name="P7"><text:span text:style-name="T2">8</text:span></text:p>
            </draw:text-box>
          </draw:frame>
        </draw:g>
        <draw:g>
          <draw:circle draw:style-name="gr6" draw:text-style-name="P2" draw:layer="RPoints" svg:width="0.001cm" svg:height="0.001cm" svg:x="10.556cm" svg:y="4.574cm">
            <text:p text:style-name="P3"/>
          </draw:circle>
          <draw:frame draw:style-name="gr7" draw:text-style-name="P8" draw:layer="RPoints" svg:width="0.777cm" svg:height="0.746cm" svg:x="10.421cm" svg:y="4.175cm">
            <draw:text-box>
              <text:p text:style-name="P7"><text:span text:style-name="T2">9</text:span></text:p>
            </draw:text-box>
          </draw:frame>
        </draw:g>
        <draw:g>
          <draw:circle draw:style-name="gr6" draw:text-style-name="P2" draw:layer="RPoints" svg:width="0.001cm" svg:height="0.001cm" svg:x="11.93cm" svg:y="11.559cm">
            <text:p text:style-name="P3"/>
          </draw:circle>
          <draw:frame draw:style-name="gr7" draw:text-style-name="P13" draw:layer="RPoints" svg:width="1.052cm" svg:height="0.746cm" svg:x="11.795cm" svg:y="11.16cm">
            <draw:text-box>
              <text:p text:style-name="P12"><text:span text:style-name="T3">10</text:span></text:p>
            </draw:text-box>
          </draw:frame>
        </draw:g>
        <draw:g>
          <draw:circle draw:style-name="gr6" draw:text-style-name="P2" draw:layer="RPoints" svg:width="0.001cm" svg:height="0.001cm" svg:x="10.025cm" svg:y="12.194cm">
            <text:p text:style-name="P3"/>
          </draw:circle>
          <draw:frame draw:style-name="gr7" draw:text-style-name="P8" draw:layer="RPoints" svg:width="1.014cm" svg:height="0.746cm" svg:x="9.89cm" svg:y="11.795cm">
            <draw:text-box>
              <text:p text:style-name="P7"><text:span text:style-name="T2">11</text:span></text:p>
            </draw:text-box>
          </draw:frame>
        </draw:g>
        <draw:g>
          <draw:circle draw:style-name="gr6" draw:text-style-name="P2" draw:layer="RPoints" svg:width="0.001cm" svg:height="0.001cm" svg:x="11.93cm" svg:y="12.998cm">
            <text:p text:style-name="P3"/>
          </draw:circle>
          <draw:frame draw:style-name="gr7" draw:text-style-name="P8" draw:layer="RPoints" svg:width="1.052cm" svg:height="0.746cm" svg:x="11.695cm" svg:y="12.399cm">
            <draw:text-box>
              <text:p text:style-name="P8">12</text:p>
            </draw:text-box>
          </draw:frame>
        </draw:g>
        <draw:g>
          <draw:circle draw:style-name="gr6" draw:text-style-name="P2" draw:layer="RPoints" svg:width="0.001cm" svg:height="0.001cm" svg:x="4.31cm" svg:y="12.194cm">
            <text:p text:style-name="P3"/>
          </draw:circle>
          <draw:frame draw:style-name="gr7" draw:text-style-name="P8" draw:layer="RPoints" svg:width="1.052cm" svg:height="0.746cm" svg:x="4.175cm" svg:y="11.795cm">
            <draw:text-box>
              <text:p text:style-name="P7"><text:span text:style-name="T2">13</text:span></text:p>
            </draw:text-box>
          </draw:frame>
        </draw:g>
        <draw:g>
          <draw:circle draw:style-name="gr6" draw:text-style-name="P2" draw:layer="RPoints" svg:width="0.001cm" svg:height="0.001cm" svg:x="3.675cm" svg:y="10.289cm">
            <text:p text:style-name="P3"/>
          </draw:circle>
          <draw:frame draw:style-name="gr7" draw:text-style-name="P8" draw:layer="RPoints" svg:width="1.052cm" svg:height="0.746cm" svg:x="3.54cm" svg:y="9.89cm">
            <draw:text-box>
              <text:p text:style-name="P7"><text:span text:style-name="T2">14</text:span></text:p>
            </draw:text-box>
          </draw:frame>
        </draw:g>
        <draw:g>
          <draw:circle draw:style-name="gr6" draw:text-style-name="P2" draw:layer="RPoints" svg:width="0.001cm" svg:height="0.001cm" svg:x="2.064cm" svg:y="12.155cm">
            <text:p text:style-name="P3"/>
          </draw:circle>
          <draw:frame draw:style-name="gr7" draw:text-style-name="P8" draw:layer="RPoints" svg:width="1.052cm" svg:height="0.746cm" svg:x="1.929cm" svg:y="11.756cm">
            <draw:text-box>
              <text:p text:style-name="P7"><text:span text:style-name="T2">15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000000" draw:marker-start-width="0.508cm" draw:marker-start-center="false" draw:marker-end-width="0.508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svg:stroke-width="0.051cm" draw:marker-start="Arrow" draw:marker-start-width="0.229cm" draw:marker-start-center="false" draw:marker-end="Arrow" draw:marker-end-width="0.229cm" draw:marker-end-center="false" draw:fill="none" draw:show-unit="true"/>
      <style:text-properties fo:font-size="12pt"/>
    </style:style>
    <style:style style:name="Box_20_size" style:display-name="Box size" style:family="graphic" style:parent-style-name="standard">
      <style:graphic-properties svg:stroke-width="0.051cm" draw:marker-start-width="0.33cm" draw:marker-end="Arrow" draw:marker-end-width="0.33cm" draw:textarea-horizontal-align="center" draw:textarea-vertical-align="middle"/>
      <style:paragraph-properties fo:text-align="center"/>
    </style:style>
    <style:style style:name="Random_20_box" style:display-name="Random box" style:family="graphic" style:parent-style-name="standard">
      <style:graphic-properties svg:stroke-color="#c0c0c0" svg:stroke-opacity="100%" draw:fill="solid" draw:fill-color="#00dcff" draw:opacity="20%" draw:textarea-horizontal-align="justify" draw:textarea-vertical-align="middle" draw:auto-grow-height="false" draw:shadow-offset-x="0.305cm" draw:shadow-offset-y="0.305cm" draw:shadow-opacity="20%"/>
      <style:paragraph-properties fo:text-align="center"/>
    </style:style>
    <style:style style:name="Random_20_size" style:display-name="Random size" style:family="graphic" style:parent-style-name="Box_20_size">
      <style:graphic-properties draw:marker-start-width="0.279cm" draw:marker-end="Symmetric_20_Arrow" draw:marker-end-width="0.33cm"/>
    </style:style>
  </office:styles>
  <office:automatic-styles>
    <style:page-layout style:name="PM0">
      <style:page-layout-properties fo:margin-top="1cm" fo:margin-bottom="1cm" fo:margin-left="1cm" fo:margin-right="1cm" fo:page-width="14.605cm" fo:page-height="14.60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Boxes"/>
      <draw:layer draw:name="RPoints"/>
      <draw:layer draw:name="Nodes"/>
      <draw:layer draw:name="BSize"/>
      <draw:layer draw:name="NNam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Corey Wood</meta:initial-creator>
    <meta:creation-date>2008-04-18T15:13:43</meta:creation-date>
    <dc:date>2008-04-18T17:15:52</dc:date>
    <dc:language>en-US</dc:language>
    <meta:editing-cycles>11</meta:editing-cycles>
    <meta:editing-duration>PT1H18M6S</meta:editing-duration>
    <meta:user-defined meta:name="Info 1"/>
    <meta:user-defined meta:name="Info 2"/>
    <meta:user-defined meta:name="Info 3"/>
    <meta:user-defined meta:name="Info 4"/>
    <meta:document-statistic meta:object-count="73"/>
  </office:meta>
</office:document-meta>
</file>